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/>
  </office:font-face-decls>
  <office:automatic-styles>
    <style:style style:name="Table1" style:family="table">
      <style:table-properties style:width="5.503cm" fo:margin-left="5.001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2.25pt solid #ff0000"/>
    </style:style>
    <style:style style:name="Table1.A2" style:family="table-cell">
      <style:table-cell-properties fo:padding="0.097cm" fo:border-left="2.25pt solid #ff0000" fo:border-right="2.25pt solid #ff0000" fo:border-top="none" fo:border-bottom="2.25pt solid #ff0000"/>
    </style:style>
    <style:style style:name="P1" style:family="paragraph" style:parent-style-name="Table_20_Contents">
      <style:paragraph-properties fo:text-align="center" style:justify-single-word="false"/>
      <style:text-properties fo:color="#fe7f00" loext:opacity="100%" style:font-name="FreeMono" fo:font-weight="bold" officeooo:paragraph-rsid="0002d5a3" style:font-weight-asian="bold" style:font-weight-complex="bold"/>
    </style:style>
    <style:style style:name="P2" style:family="paragraph" style:parent-style-name="Table_20_Contents">
      <style:text-properties style:font-name="FreeMono"/>
    </style:style>
    <style:style style:name="P3" style:family="paragraph" style:parent-style-name="Table_20_Contents">
      <style:paragraph-properties fo:text-align="center" style:justify-single-word="false"/>
      <style:text-properties style:font-name="FreeMono"/>
    </style:style>
    <style:style style:name="P4" style:family="paragraph" style:parent-style-name="Table_20_Contents">
      <style:paragraph-properties fo:text-align="center" style:justify-single-word="false"/>
      <style:text-properties style:font-name="FreeMono" officeooo:paragraph-rsid="0002d5a3"/>
    </style:style>
    <style:style style:name="P5" style:family="paragraph" style:parent-style-name="Table_20_Contents">
      <style:paragraph-properties fo:text-align="center" style:justify-single-word="false"/>
      <style:text-properties style:font-name="FreeMono" officeooo:paragraph-rsid="0004b34f"/>
    </style:style>
    <style:style style:name="P6" style:family="paragraph" style:parent-style-name="Text_20_body">
      <style:paragraph-properties fo:text-align="center" style:justify-single-word="false"/>
      <style:text-properties officeooo:rsid="0002d5a3" officeooo:paragraph-rsid="0002d5a3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2d5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officeooo:rsid="0002d5a3" style:font-weight-asian="bold" style:font-weight-complex="bold"/>
    </style:style>
    <style:style style:name="T4" style:family="text">
      <style:text-properties fo:color="#2c0000" loext:opacity="100%" fo:font-weight="bold" officeooo:rsid="0002d5a3" style:font-weight-asian="bold" style:font-weight-complex="bold"/>
    </style:style>
    <style:style style:name="T5" style:family="text">
      <style:text-properties fo:color="#0000ff" loext:opacity="100%" officeooo:rsid="0002d5a3"/>
    </style:style>
    <style:style style:name="T6" style:family="text">
      <style:text-properties fo:color="#0000ff" loext:opacity="100%" fo:font-weight="bold" officeooo:rsid="0002d5a3" style:font-weight-asian="bold" style:font-weight-complex="bold"/>
    </style:style>
    <style:style style:name="T7" style:family="text">
      <style:text-properties officeooo:rsid="0004b34f"/>
    </style:style>
    <style:style style:name="T8" style:family="text">
      <style:text-properties fo:color="#00dc00" loext:opacity="100%" officeooo:rsid="0002d5a3"/>
    </style:style>
    <style:style style:name="T9" style:family="text">
      <style:text-properties fo:color="#00dc00" loext:opacity="100%" officeooo:rsid="0004b34f"/>
    </style:style>
    <style:style style:name="T10" style:family="text">
      <style:text-properties fo:color="#00dc00" loext:opacity="100%" fo:font-weight="bold" officeooo:rsid="0002d5a3" style:font-weight-asian="bold" style:font-weight-complex="bold"/>
    </style:style>
    <style:style style:name="T11" style:family="text">
      <style:text-properties fo:color="#00dc00" loext:opacity="100%" fo:font-weight="bold" officeooo:rsid="0004b34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ORION68K MEMORY MAP <text:s text:c="2"/></text:span><text:s text:c="11"/></text:p>
      <text:p text:style-name="P7"/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0">1MB </text:span><text:span text:style-name="T11">I/O</text:span><text:line-break/><text:line-break/><text:line-break/><text:span text:style-name="T3">I/O <text:s/>0xF00000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MIRROR ROM ADDRESS</text:span><text:line-break/><text:span text:style-name="T10">128KB ROM</text:span><text:line-break/><text:line-break/><text:span text:style-name="T4">ROM 0xE00000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TO <text:s text:c="2"/>0xDFFFFF</text:span><text:line-break/><text:span text:style-name="T1">FROM 0x400000<text:line-break/><text:line-break/>FREE SPACE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0">1MB RAM</text:span><text:line-break/><text:line-break/><text:line-break/><text:span text:style-name="T6">RAM 0x300000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0">1MB RAM</text:span><text:line-break/><text:line-break/><text:line-break/><text:span text:style-name="T6">RAM 0x200000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0">1MB RAM</text:span><text:line-break/><text:line-break/><text:line-break/><text:span text:style-name="T6">RAM 0x100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0">1MB RAM</text:span><text:span text:style-name="T1"><text:line-break/></text:span><text:span text:style-name="T10">128KB ROM</text:span><text:line-break/><text:line-break/><text:span text:style-name="T6">RAM 0x000000 | RO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Sans" fo:font-family="'Ubuntu Sans'" style:font-family-generic="swiss" fo:font-size="13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0:39:46.079590374</meta:creation-date>
    <dc:date>2026-04-20T10:56:54.391353471</dc:date>
    <meta:editing-duration>PT3M11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8" meta:word-count="40" meta:character-count="240" meta:non-whitespace-character-count="180"/>
  </office:meta>
</office:document-meta>
</file>